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c"/>
    </style:style>
    <style:style style:name="P1" style:family="paragraph">
      <loext:graphic-properties draw:fill="solid" draw:fill-color="#0072b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803cm" svg:height="0.802cm" svg:x="4.285cm" svg:y="1.119cm" svg:viewBox="0 0 804 803" svg:d="M609 746c190-115 252-360 137-550-115-192-361-252-552-139-190 116-250 362-137 552 115 190 362 251 552 137z">
            <text:p/>
          </draw:path>
          <draw:path draw:style-name="gr1" draw:text-style-name="P1" draw:layer="layout" svg:width="0.567cm" svg:height="0.568cm" svg:x="3.364cm" svg:y="1.504cm" svg:viewBox="0 0 568 569" svg:d="M430 528c135-82 179-257 98-390-82-135-257-178-390-97-135 80-178 254-97 390 80 134 254 178 389 97z">
            <text:p/>
          </draw:path>
          <draw:path draw:style-name="gr1" draw:text-style-name="P1" draw:layer="layout" svg:width="1.156cm" svg:height="1.155cm" svg:x="5.535cm" svg:y="0.785cm" svg:viewBox="0 0 1157 1156" svg:d="M876 1073c275-163 363-520 198-793-165-274-520-362-794-197-273 164-363 519-196 793 163 274 519 362 792 197z">
            <text:p/>
          </draw:path>
          <draw:path draw:style-name="gr1" draw:text-style-name="P1" draw:layer="layout" svg:width="2.557cm" svg:height="3.689cm" svg:x="1.466cm" svg:y="1.833cm" svg:viewBox="0 0 2558 3690" svg:d="M2282 3690l276-363c-1045-440-1952-941-2098-1504-65-247 26-509 277-796 205-237 503-445 885-624l-175-403c-417 194-778 436-1043 738-346 401-471 803-370 1194 186 724 1110 1273 2248 1758z">
            <text:p/>
          </draw:path>
          <draw:path draw:style-name="gr1" draw:text-style-name="P1" draw:layer="layout" svg:width="7.86cm" svg:height="9.989cm" svg:x="0.81cm" svg:y="0cm" svg:viewBox="0 0 7861 9990" svg:d="M4668 7187c-547-221-811-844-591-1391 221-548 843-812 1391-592 547 221 812 843 592 1391-222 548-844 812-1392 592zM6169 9976l1692-9976-7861 9990h9c1128-1265 2970-1752 4633-1082 604 243 1119 613 1527 1068z">
            <text:p/>
          </draw:path>
          <draw:path draw:style-name="gr1" draw:text-style-name="P1" draw:layer="layout" svg:width="1.81cm" svg:height="3.169cm" svg:x="7.379cm" svg:y="6.83cm" svg:viewBox="0 0 1811 3170" svg:d="M1452 650c-230-266-548-479-914-650l-67 399c292 148 524 317 689 506 221 254 301 485 244 704-103 400-638 764-1323 1093l-81 468c911-407 1627-868 1781-1466 89-346-21-700-329-1054z">
            <text:p/>
          </draw:path>
        </draw:g>
        <draw:g>
          <draw:path draw:style-name="gr1" draw:text-style-name="P1" draw:layer="layout" svg:width="2.397cm" svg:height="1.975cm" svg:x="0.832cm" svg:y="11.984cm" svg:viewBox="0 0 2398 1976" svg:d="M1735 1201c-53 52-139 87-259 103v-650c117 18 203 52 258 102 54 52 80 125 80 221 0 97-26 172-79 224zM923 1302c-116-19-201-53-256-105-56-52-84-124-84-217 0-97 27-172 79-222 51-51 139-84 261-101zM2164 423c-156-135-385-215-688-236v-187h-553v187c-303 25-533 105-689 239-156 136-234 319-234 554 0 233 78 418 234 553s386 214 689 240v203h553v-199c301-22 529-100 687-238 156-137 235-324 235-559s-77-419-234-557z">
            <text:p/>
          </draw:path>
          <draw:path draw:style-name="gr1" draw:text-style-name="P1" draw:layer="layout" svg:width="2.162cm" svg:height="1.793cm" svg:x="3.267cm" svg:y="12.074cm" svg:viewBox="0 0 2163 1794" svg:d="M902 1045l174-452 174 452zM784 0l-784 1794h615l120-313h682l120 313h626l-785-1794z">
            <text:p/>
          </draw:path>
          <draw:polygon draw:style-name="gr1" draw:text-style-name="P1" draw:layer="layout" svg:width="1.801cm" svg:height="1.793cm" svg:x="5.58cm" svg:y="12.074cm" svg:viewBox="0 0 1802 1794" draw:points="1172,0 790,668 605,668 605,0 0,0 0,1794 605,1794 605,1145 774,1145 1117,1794 1799,1794 1269,871 1802,0">
            <text:p/>
          </draw:polygon>
          <draw:polygon draw:style-name="gr1" draw:text-style-name="P1" draw:layer="layout" svg:width="1.645cm" svg:height="1.793cm" svg:x="7.521cm" svg:y="12.074cm" svg:viewBox="0 0 1646 1794" draw:points="0,468 527,468 527,1794 1121,1794 1121,468 1646,468 1646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6:48:08.093000000</dc:date>
    <meta:editing-duration>PT1H5M50S</meta:editing-duration>
    <meta:editing-cycles>23</meta:editing-cycles>
    <meta:generator>LibreOffice/7.5.0.3$Windows_X86_64 LibreOffice_project/c21113d003cd3efa8c53188764377a8272d9d6de</meta:generator>
    <meta:document-statistic meta:object-count="12"/>
  </office:meta>
</office:document-meta>
</file>